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81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1.74cm" svg:height="1.41cm" svg:x="4.65cm" svg:y="7.19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id="id2" draw:layer="layout" svg:width="1.739cm" svg:height="1.41cm" svg:x="7.061cm" svg:y="7.19cm">
          <text:p/>
          <draw:enhanced-geometry svg:viewBox="0 0 21600 21600" draw:extrusion="false" draw:type="rectangle" draw:enhanced-path="M 0 0 L 21600 0 21600 21600 0 21600 0 0 Z N"/>
        </draw:custom-shape>
        <draw:connector draw:style-name="gr2" draw:text-style-name="P2" draw:layer="layout" svg:x1="6.39cm" svg:y1="7.895cm" svg:x2="7.061cm" svg:y2="7.895cm" draw:start-shape="id1" draw:start-glue-point="1" draw:end-shape="id2" draw:end-glue-point="3" svg:d="m6390 7895h671">
          <text:p/>
        </draw:connector>
        <draw:custom-shape draw:style-name="gr3" draw:text-style-name="P3" draw:id="id14" draw:layer="layout" svg:width="1.435cm" svg:height="1.025cm" svg:x="2.115cm" svg:y="7cm">
          <text:p/>
          <draw:enhanced-geometry svg:viewBox="0 0 88 21600" draw:glue-points="44 ?f6 44 0 0 10800 44 21600 88 10800" draw:text-areas="0 ?f6 88 ?f3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1" draw:layer="layout" svg:width="1.304cm" svg:height="1.831cm" svg:x="2.215cm" svg:y="8.019cm">
          <draw:text-box>
            <text:p text:style-name="P3"><text:span text:style-name="T1">MA</text:span></text:p>
            <text:p text:style-name="P3"><text:span text:style-name="T1">MB</text:span></text:p>
          </draw:text-box>
        </draw:frame>
        <draw:custom-shape draw:style-name="gr3" draw:text-style-name="P3" draw:id="id13" draw:layer="layout" svg:width="1.436cm" svg:height="1.026cm" svg:x="16.564cm" svg:y="6.9cm">
          <text:p/>
          <draw:enhanced-geometry svg:viewBox="0 0 88 21600" draw:glue-points="44 ?f6 44 0 0 10800 44 21600 88 10800" draw:text-areas="0 ?f6 88 ?f3" draw:extrusion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" draw:layer="layout" svg:width="1.304cm" svg:height="1.361cm" svg:x="16.646cm" svg:y="8.039cm">
          <draw:text-box>
            <text:p text:style-name="P3"><text:span text:style-name="T1">MZ</text:span></text:p>
            <text:p text:style-name="P3"><text:span text:style-name="T1">MC</text:span></text:p>
          </draw:text-box>
        </draw:frame>
        <draw:custom-shape draw:style-name="gr1" draw:text-style-name="P2" draw:id="id3" draw:layer="layout" svg:width="1.74cm" svg:height="1.41cm" svg:x="4.65cm" svg:y="5.04cm">
          <text:p/>
          <draw:enhanced-geometry svg:viewBox="0 0 21600 21600" draw:extrusion="false" draw:type="rectangle" draw:enhanced-path="M 0 0 L 21600 0 21600 21600 0 21600 0 0 Z N"/>
        </draw:custom-shape>
        <draw:line draw:style-name="gr2" draw:text-style-name="P2" draw:layer="layout" svg:x1="8.8cm" svg:y1="7.85cm" svg:x2="9.55cm" svg:y2="7.85cm">
          <text:p/>
        </draw:line>
        <draw:line draw:style-name="gr2" draw:text-style-name="P2" draw:layer="layout" svg:x1="10.65cm" svg:y1="7.85cm" svg:x2="11.4cm" svg:y2="7.85cm">
          <text:p/>
        </draw:line>
        <draw:frame draw:style-name="gr6" draw:text-style-name="P4" draw:layer="layout" svg:width="1.3cm" svg:height="0.95cm" svg:x="9.6cm" svg:y="7.3cm">
          <draw:text-box>
            <text:p text:style-name="P4">...</text:p>
          </draw:text-box>
        </draw:frame>
        <draw:custom-shape draw:style-name="gr1" draw:text-style-name="P2" draw:id="id4" draw:layer="layout" svg:width="1.74cm" svg:height="1.41cm" svg:x="4.65cm" svg:y="9.39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6" draw:layer="layout" svg:width="1.74cm" svg:height="1.41cm" svg:x="7.06cm" svg:y="5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5" draw:layer="layout" svg:width="1.74cm" svg:height="1.41cm" svg:x="7.06cm" svg:y="9.39cm">
          <text:p/>
          <draw:enhanced-geometry svg:viewBox="0 0 21600 21600" draw:extrusion="false" draw:type="rectangle" draw:enhanced-path="M 0 0 L 21600 0 21600 21600 0 21600 0 0 Z N"/>
        </draw:custom-shape>
        <draw:connector draw:style-name="gr2" draw:text-style-name="P2" draw:layer="layout" svg:x1="5.52cm" svg:y1="7.19cm" svg:x2="5.52cm" svg:y2="6.45cm" draw:start-shape="id1" draw:start-glue-point="0" draw:end-shape="id3" draw:end-glue-point="2" svg:d="m5520 7190v-740">
          <text:p/>
        </draw:connector>
        <draw:connector draw:style-name="gr2" draw:text-style-name="P2" draw:layer="layout" svg:x1="5.52cm" svg:y1="9.39cm" svg:x2="5.52cm" svg:y2="8.6cm" draw:start-shape="id4" draw:start-glue-point="0" draw:end-shape="id1" draw:end-glue-point="2" svg:d="m5520 9390v-790">
          <text:p/>
        </draw:connector>
        <draw:connector draw:style-name="gr2" draw:text-style-name="P2" draw:layer="layout" svg:x1="7.93cm" svg:y1="9.39cm" svg:x2="7.93cm" svg:y2="8.6cm" draw:start-shape="id5" draw:start-glue-point="0" draw:end-shape="id2" draw:end-glue-point="2" svg:d="m7930 9390v-790">
          <text:p/>
        </draw:connector>
        <draw:connector draw:style-name="gr2" draw:text-style-name="P2" draw:layer="layout" svg:x1="7.93cm" svg:y1="7.19cm" svg:x2="7.93cm" svg:y2="6.41cm" draw:start-shape="id2" draw:start-glue-point="0" draw:end-shape="id6" draw:end-glue-point="2" svg:d="m7930 7190v-780">
          <text:p/>
        </draw:connector>
        <draw:custom-shape draw:style-name="gr1" draw:text-style-name="P1" draw:id="id7" draw:layer="layout" svg:width="1.74cm" svg:height="1.41cm" svg:x="11.4cm" svg:y="7.19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8" draw:layer="layout" svg:width="1.739cm" svg:height="1.41cm" svg:x="13.811cm" svg:y="7.19cm">
          <text:p/>
          <draw:enhanced-geometry svg:viewBox="0 0 21600 21600" draw:extrusion="false" draw:type="rectangle" draw:enhanced-path="M 0 0 L 21600 0 21600 21600 0 21600 0 0 Z N"/>
        </draw:custom-shape>
        <draw:connector draw:style-name="gr2" draw:text-style-name="P2" draw:layer="layout" svg:x1="13.14cm" svg:y1="7.895cm" svg:x2="13.811cm" svg:y2="7.895cm" draw:start-shape="id7" draw:start-glue-point="1" draw:end-shape="id8" draw:end-glue-point="3" svg:d="m13140 7895h671">
          <text:p/>
        </draw:connector>
        <draw:custom-shape draw:style-name="gr1" draw:text-style-name="P2" draw:id="id9" draw:layer="layout" svg:width="1.74cm" svg:height="1.41cm" svg:x="11.4cm" svg:y="5.04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10" draw:layer="layout" svg:width="1.74cm" svg:height="1.41cm" svg:x="11.4cm" svg:y="9.39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12" draw:layer="layout" svg:width="1.74cm" svg:height="1.41cm" svg:x="13.81cm" svg:y="5cm">
          <text:p/>
          <draw:enhanced-geometry svg:viewBox="0 0 21600 21600" draw:extrusion="false" draw:type="rectangle" draw:enhanced-path="M 0 0 L 21600 0 21600 21600 0 21600 0 0 Z N"/>
        </draw:custom-shape>
        <draw:custom-shape draw:style-name="gr1" draw:text-style-name="P2" draw:id="id11" draw:layer="layout" svg:width="1.74cm" svg:height="1.41cm" svg:x="13.81cm" svg:y="9.39cm">
          <text:p/>
          <draw:enhanced-geometry svg:viewBox="0 0 21600 21600" draw:extrusion="false" draw:type="rectangle" draw:enhanced-path="M 0 0 L 21600 0 21600 21600 0 21600 0 0 Z N"/>
        </draw:custom-shape>
        <draw:connector draw:style-name="gr2" draw:text-style-name="P2" draw:layer="layout" svg:x1="12.27cm" svg:y1="7.19cm" svg:x2="12.27cm" svg:y2="6.45cm" draw:start-shape="id7" draw:start-glue-point="0" draw:end-shape="id9" draw:end-glue-point="2" svg:d="m12270 7190v-740">
          <text:p/>
        </draw:connector>
        <draw:connector draw:style-name="gr2" draw:text-style-name="P2" draw:layer="layout" svg:x1="12.27cm" svg:y1="9.39cm" svg:x2="12.27cm" svg:y2="8.6cm" draw:start-shape="id10" draw:start-glue-point="0" draw:end-shape="id7" draw:end-glue-point="2" svg:d="m12270 9390v-790">
          <text:p/>
        </draw:connector>
        <draw:connector draw:style-name="gr2" draw:text-style-name="P2" draw:layer="layout" svg:x1="14.68cm" svg:y1="9.39cm" svg:x2="14.68cm" svg:y2="8.6cm" draw:start-shape="id11" draw:start-glue-point="0" draw:end-shape="id8" draw:end-glue-point="2" svg:d="m14680 9390v-790">
          <text:p/>
        </draw:connector>
        <draw:connector draw:style-name="gr2" draw:text-style-name="P2" draw:layer="layout" svg:x1="14.68cm" svg:y1="7.19cm" svg:x2="14.68cm" svg:y2="6.41cm" draw:start-shape="id8" draw:start-glue-point="0" draw:end-shape="id12" draw:end-glue-point="2" svg:d="m14680 7190v-780">
          <text:p/>
        </draw:connector>
        <draw:connector draw:style-name="gr2" draw:text-style-name="P3" draw:layer="layout" draw:type="curve" svg:x1="16.564cm" svg:y1="7.413cm" svg:x2="15.55cm" svg:y2="7.895cm" draw:start-shape="id13" draw:start-glue-point="6" draw:end-shape="id8" draw:end-glue-point="1" svg:d="m16564 7413c-760 0-254 482-1014 482">
          <text:p/>
        </draw:connector>
        <draw:connector draw:style-name="gr2" draw:text-style-name="P3" draw:layer="layout" draw:type="curve" svg:x1="3.55cm" svg:y1="7.513cm" svg:x2="4.65cm" svg:y2="7.895cm" draw:start-shape="id14" draw:start-glue-point="8" draw:end-shape="id1" draw:end-glue-point="3" svg:d="m3550 7513c825 0 275 382 1100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ustovit Michael</meta:initial-creator>
    <meta:creation-date>2010-03-31T22:48:51</meta:creation-date>
    <dc:date>2010-04-21T00:42:32</dc:date>
    <dc:creator>Pustovit Michael</dc:creator>
    <meta:editing-duration>PT00H37M17S</meta:editing-duration>
    <meta:editing-cycles>3</meta:editing-cycles>
    <meta:generator>OpenOffice.org/3.2$Linux OpenOffice.org_project/320m12$Build-9483</meta:generator>
    <meta:document-statistic meta:object-count="31"/>
  </office:meta>
</office:document-meta>
</file>